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aufzeichnung" style:family="table">
      <style:table-properties style:width="17cm" table:align="margins"/>
    </style:style>
    <style:style style:name="Zeitaufzeichnung.A" style:family="table-column">
      <style:table-column-properties style:column-width="5.667cm" style:rel-column-width="21844*"/>
    </style:style>
    <style:style style:name="Zeitaufzeichnung.B" style:family="table-column">
      <style:table-column-properties style:column-width="5.667cm" style:rel-column-width="21846*"/>
    </style:style>
    <style:style style:name="Zeitaufzeichnung.C" style:family="table-column">
      <style:table-column-properties style:column-width="5.667cm" style:rel-column-width="21845*"/>
    </style:style>
    <style:style style:name="Zeitaufzeichnung.A1" style:family="table-cell">
      <style:table-cell-properties fo:padding="0.097cm" fo:border-left="0.05pt solid #000000" fo:border-right="none" fo:border-top="0.05pt solid #000000" fo:border-bottom="0.05pt solid #000000"/>
    </style:style>
    <style:style style:name="Zeitaufzeichnung.C1" style:family="table-cell">
      <style:table-cell-properties fo:padding="0.097cm" fo:border="0.05pt solid #000000"/>
    </style:style>
    <style:style style:name="Zeitaufzeichnung.A2" style:family="table-cell">
      <style:table-cell-properties fo:padding="0.097cm" fo:border-left="0.05pt solid #000000" fo:border-right="none" fo:border-top="none" fo:border-bottom="0.05pt solid #000000"/>
    </style:style>
    <style:style style:name="Zeitaufzeichnun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b8d5" officeooo:paragraph-rsid="001eb8d5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cfcc4" officeooo:paragraph-rsid="000cfcc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style:text-underline-style="none" fo:font-weight="normal" officeooo:rsid="000ea468" officeooo:paragraph-rsid="000ea468" style:font-size-asian="18pt" style:font-weight-asian="normal" style:font-size-complex="18pt" style:font-weight-complex="normal"/>
    </style:style>
    <style:style style:name="P4" style:family="paragraph" style:parent-style-name="Standard">
      <style:text-properties officeooo:rsid="000ea468" officeooo:paragraph-rsid="000ea468"/>
    </style:style>
    <style:style style:name="P5" style:family="paragraph" style:parent-style-name="Standard">
      <style:text-properties fo:font-size="32pt" style:text-underline-style="solid" style:text-underline-width="auto" style:text-underline-color="font-color" fo:font-weight="bold" officeooo:rsid="000ea468" officeooo:paragraph-rsid="000ea468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48pt" style:text-underline-style="solid" style:text-underline-width="auto" style:text-underline-color="font-color" fo:font-weight="bold" officeooo:rsid="00375d2a" officeooo:paragraph-rsid="00375d2a" style:font-size-asian="48pt" style:font-weight-asian="bold" style:font-size-complex="48pt" style:font-weight-complex="bold"/>
    </style:style>
    <style:style style:name="P7" style:family="paragraph" style:parent-style-name="Standard">
      <style:text-properties officeooo:rsid="003e04ae" officeooo:paragraph-rsid="003e04a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end" style:justify-single-word="false"/>
      <style:text-properties fo:font-size="36pt" style:text-underline-style="solid" style:text-underline-width="auto" style:text-underline-color="font-color" fo:font-weight="bold" officeooo:rsid="004933af" officeooo:paragraph-rsid="004933af" style:font-size-asian="36pt" style:font-weight-asian="bold" style:font-size-complex="36pt" style:font-weight-complex="bold"/>
    </style:style>
    <style:style style:name="P12" style:family="paragraph" style:parent-style-name="Standard">
      <style:text-properties fo:font-size="12pt" style:text-underline-style="none" fo:font-weight="normal" officeooo:rsid="004c4a61" officeooo:paragraph-rsid="004c4a61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style:text-underline-style="none" fo:font-weight="normal" officeooo:rsid="004d786d" officeooo:paragraph-rsid="004d786d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4933af" officeooo:paragraph-rsid="004933af"/>
    </style:style>
    <style:style style:name="P15" style:family="paragraph" style:parent-style-name="Standard" style:list-style-name="L1">
      <style:text-properties officeooo:rsid="004933af" officeooo:paragraph-rsid="004933af"/>
    </style:style>
    <style:style style:name="P16" style:family="paragraph" style:parent-style-name="Standard">
      <style:text-properties officeooo:rsid="000ea468" officeooo:paragraph-rsid="000ea468"/>
    </style:style>
    <style:style style:name="P17" style:family="paragraph" style:parent-style-name="Standard">
      <style:text-properties officeooo:rsid="004c4a61" officeooo:paragraph-rsid="004c4a61"/>
    </style:style>
    <style:style style:name="P18" style:family="paragraph" style:parent-style-name="Text_20_body">
      <style:text-properties officeooo:rsid="004c4a61" officeooo:paragraph-rsid="004c4a61"/>
    </style:style>
    <style:style style:name="P19" style:family="paragraph" style:parent-style-name="Table_20_Contents">
      <style:text-properties officeooo:rsid="004ad47a" officeooo:paragraph-rsid="004ad47a"/>
    </style:style>
    <style:style style:name="P20" style:family="paragraph" style:parent-style-name="Table_20_Contents">
      <style:text-properties officeooo:rsid="004b81ad" officeooo:paragraph-rsid="004b81ad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1">
      <style:text-properties fo:font-size="18.2000007629395pt" fo:font-style="normal" style:text-underline-style="none" fo:font-weight="bold" style:font-size-asian="18.2000007629395pt" style:font-style-asian="normal" style:font-weight-asian="bold" style:font-size-complex="18.2000007629395pt" style:font-style-complex="normal" style:font-weight-complex="bold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379010"/>
    </style:style>
    <style:style style:name="T2" style:family="text">
      <style:text-properties officeooo:rsid="00249ea3"/>
    </style:style>
    <style:style style:name="T3" style:family="text">
      <style:text-properties officeooo:rsid="004933af"/>
    </style:style>
    <style:style style:name="T4" style:family="text">
      <style:text-properties officeooo:rsid="004ad47a"/>
    </style:style>
    <style:style style:name="T5" style:family="text">
      <style:text-properties officeooo:rsid="004c4a6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W S0<text:span text:style-name="T3">4</text:span></text:p>
      <text:p text:style-name="P11">Chat für Schwerhörige</text:p>
      <text:p text:style-name="P3">von René Hollander <text:span text:style-name="T3">und Rene Pöcher</text:span> 4AHIT</text:p>
      <text:p text:style-name="P3"><text:span text:style-name="T3">20</text:span>.1<text:span text:style-name="T2">1</text:span>.14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<text:a xlink:type="simple" xlink:href="#__RefHeading__108_553070674" text:style-name="Index_20_Link" text:visited-style-name="Index_20_Link">Angabe<text:tab/>3</text:a></text:p>
          <text:p text:style-name="P9"><text:a xlink:type="simple" xlink:href="#__RefHeading__110_553070674" text:style-name="Index_20_Link" text:visited-style-name="Index_20_Link">Designüberlegung<text:tab/>3</text:a></text:p>
          <text:p text:style-name="P9"><text:a xlink:type="simple" xlink:href="#__RefHeading__112_553070674" text:style-name="Index_20_Link" text:visited-style-name="Index_20_Link">Zeitaufstellung<text:tab/>3</text:a></text:p>
          <text:p text:style-name="P10"><text:a xlink:type="simple" xlink:href="#__RefHeading__120_553070674" text:style-name="Index_20_Link" text:visited-style-name="Index_20_Link">Zeitschätzung<text:tab/>3</text:a></text:p>
          <text:p text:style-name="P10"><text:a xlink:type="simple" xlink:href="#__RefHeading__122_553070674" text:style-name="Index_20_Link" text:visited-style-name="Index_20_Link">Zeitaufzeichnung<text:tab/>3</text:a></text:p>
          <text:p text:style-name="P9"><text:a xlink:type="simple" xlink:href="#__RefHeading__355_1097525138" text:style-name="Index_20_Link" text:visited-style-name="Index_20_Link">UML<text:tab/>4</text:a></text:p>
          <text:p text:style-name="P9"><text:a xlink:type="simple" xlink:href="#__RefHeading__114_553070674" text:style-name="Index_20_Link" text:visited-style-name="Index_20_Link">Arbeitsdurchführung/Lessons Learned<text:tab/>4</text:a></text:p>
          <text:p text:style-name="P9"><text:a xlink:type="simple" xlink:href="#__RefHeading__365_1097525138" text:style-name="Index_20_Link" text:visited-style-name="Index_20_Link">Quellen<text:tab/>4</text:a></text:p>
        </text:index-body>
      </text:table-of-content>
      <text:p text:style-name="P2"/>
      <text:h text:style-name="P24" text:outline-level="1"><text:bookmark-start text:name="__RefHeading__108_553070674"/>Angabe<text:bookmark-end text:name="__RefHeading__108_553070674"/></text:h>
      <text:p text:style-name="P14">Aufgabe für 2 Personen</text:p>
      <text:p text:style-name="P14"/>
      <text:p text:style-name="P14">Erstellt ein einfaches Chat-Programm für "Schwerhörige", mit dem Texte zwischen zwei Computern geschickt werden können.</text:p>
      <text:p text:style-name="P14"/>
      <text:p text:style-name="P14">Dabei soll jeder gesendete Text "geschrien" ankommen (d.h. ausschließlich in Großbuchstaben, lächelnd wird zu *lol*, Buchstaben werden verdoppelt, … - ihr dürft da kreativ sein)</text:p>
      <text:p text:style-name="P14"/>
      <text:p text:style-name="P14">Zusätzlich sollen "böse" Wörter ausgefiltert und durch "$%&amp;*" ersetzt werden. Diese Funktionalität soll aber im Interface jederzeit aktiviert und deaktiviert werden können.</text:p>
      <text:p text:style-name="P14"/>
      <text:p text:style-name="P14">Verwende dafür ausgiebig das Decorator-Pattern.</text:p>
      <text:p text:style-name="P14"/>
      <text:p text:style-name="P14">Nähere Informationen zum Transport von Daten über das Netzwerk findet ihr hier.</text:p>
      <text:p text:style-name="P14"/>
      <text:p text:style-name="P14">Fock, Kritzl</text:p>
      <text:p text:style-name="P14">El-Far, Weinberger</text:p>
      <text:p text:style-name="P14">Ableitinger, Erceg</text:p>
      <text:p text:style-name="P14">Kodras, Ritter</text:p>
      <text:p text:style-name="P14">Hamberger, Hampl</text:p>
      <text:p text:style-name="P14">Schober, Wortha</text:p>
      <text:p text:style-name="P14">Jevtic, Malik</text:p>
      <text:p text:style-name="P14">Kölbl, Steinkellner</text:p>
      <text:p text:style-name="P14">Kalauner, Tiryaki</text:p>
      <text:p text:style-name="P14">Geyer, Polydor</text:p>
      <text:p text:style-name="P14">Stokic, Taschner</text:p>
      <text:p text:style-name="P14">Hollander, Pöcher</text:p>
      <text:p text:style-name="P14">Hackenberger, Kocsics</text:p>
      <text:h text:style-name="Heading_20_1" text:outline-level="1"><text:bookmark-start text:name="__RefHeading__110_553070674"/>Designüberlegung<text:bookmark-end text:name="__RefHeading__110_553070674"/></text:h>
      <text:list xml:id="list5156323291106454000" text:style-name="L1">
        <text:list-item>
          <text:p text:style-name="P15">TODO</text:p>
        </text:list-item>
      </text:list>
      <text:h text:style-name="P22" text:outline-level="1"><text:bookmark-start text:name="__RefHeading__112_553070674"/>Zeitaufstellung<text:bookmark-end text:name="__RefHeading__112_553070674"/></text:h>
      <text:h text:style-name="Heading_20_3" text:outline-level="3"><text:bookmark-start text:name="__RefHeading__120_553070674"/>Zeitschätzung<text:bookmark-end text:name="__RefHeading__120_553070674"/></text:h>
      <text:p text:style-name="P4"><text:span text:style-name="T4">180</text:span> Minuten Implementieren und Kommentieren <text:span text:style-name="T4">pro Person</text:span></text:p>
      <text:p text:style-name="P7"><text:span text:style-name="T4">45</text:span> Minuten Testen <text:span text:style-name="T4">pro Person</text:span></text:p>
      <text:p text:style-name="P4"><text:span text:style-name="T4">30</text:span> Minuten Protokoll <text:span text:style-name="T4">pro Person</text:span></text:p>
      <text:p text:style-name="P4"/>
      <text:h text:style-name="P21" text:outline-level="3"><text:bookmark-start text:name="__RefHeading__122_553070674"/>Zeitaufzeichnung<text:bookmark-end text:name="__RefHeading__122_553070674"/></text:h>
      <table:table table:name="Zeitaufzeichnung" table:style-name="Zeitaufzeichnung">
        <table:table-column table:style-name="Zeitaufzeichnung.A"/>
        <table:table-column table:style-name="Zeitaufzeichnung.B"/>
        <table:table-column table:style-name="Zeitaufzeichnung.C"/>
        <table:table-row>
          <table:table-cell table:style-name="Zeitaufzeichnung.A1" office:value-type="string">
            <text:p text:style-name="P19">Rene Hollander</text:p>
          </table:table-cell>
          <table:table-cell table:style-name="Zeitaufzeichnung.A1" office:value-type="string">
            <text:p text:style-name="P19">Implementation GUI</text:p>
          </table:table-cell>
          <table:table-cell table:style-name="Zeitaufzeichnung.C1" office:value-type="string">
            <text:p text:style-name="P19">30 Minuten</text:p>
          </table:table-cell>
        </table:table-row>
        <table:table-row>
          <table:table-cell table:style-name="Zeitaufzeichnung.A2" office:value-type="string">
            <text:p text:style-name="P19">Rene Hollander</text:p>
          </table:table-cell>
          <table:table-cell table:style-name="Zeitaufzeichnung.A2" office:value-type="string">
            <text:p text:style-name="P19">Implementation ChatClient</text:p>
          </table:table-cell>
          <table:table-cell table:style-name="Zeitaufzeichnung.C2" office:value-type="string">
            <text:p text:style-name="P19">60 Minuten</text:p>
          </table:table-cell>
        </table:table-row>
        <table:table-row>
          <table:table-cell table:style-name="Zeitaufzeichnung.A2" office:value-type="string">
            <text:p text:style-name="P19">Rene Hollander</text:p>
          </table:table-cell>
          <table:table-cell table:style-name="Zeitaufzeichnung.A2" office:value-type="string">
            <text:p text:style-name="P19">Testen und Javadoc vervollständigen</text:p>
          </table:table-cell>
          <table:table-cell table:style-name="Zeitaufzeichnung.C2" office:value-type="string">
            <text:p text:style-name="P19">45 Minuten</text:p>
          </table:table-cell>
        </table:table-row>
        <table:table-row>
          <table:table-cell table:style-name="Zeitaufzeichnung.A2" office:value-type="string">
            <text:p text:style-name="P20">Rene Hollander</text:p>
          </table:table-cell>
          <table:table-cell table:style-name="Zeitaufzeichnung.A2" office:value-type="string">
            <text:p text:style-name="P20">Erste Version des Protokoll</text:p>
          </table:table-cell>
          <table:table-cell table:style-name="Zeitaufzeichnung.C2" office:value-type="string">
            <text:p text:style-name="P20">20 Minuten</text:p>
          </table:table-cell>
        </table:table-row>
      </table:table>
      <text:h text:style-name="Heading_20_1" text:outline-level="1"><text:bookmark-start text:name="__RefHeading__355_1097525138"/>UML<text:bookmark-end text:name="__RefHeading__355_1097525138"/></text:h>
      <text:p text:style-name="P17">TODO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3" text:outline-level="1"/>
      <text:h text:style-name="P24" text:outline-level="1"><text:bookmark-start text:name="__RefHeading__114_553070674"/><text:span text:style-name="T5">A</text:span>rbeitsdurchführung/Lessons Learned<text:bookmark-end text:name="__RefHeading__114_553070674"/></text:h>
      <text:p text:style-name="P18">Rene Hollander:</text:p>
      <text:list xml:id="list5655880794282366366" text:style-name="L2">
        <text:list-item>
          <text:p text:style-name="P13">TODO</text:p>
        </text:list-item>
      </text:list>
      <text:h text:style-name="Heading_20_1" text:outline-level="1"><text:bookmark-start text:name="__RefHeading__365_1097525138"/>Quellen<text:bookmark-end text:name="__RefHeading__365_1097525138"/></text:h>
      <text:p text:style-name="P12">[1] ReplaceAll Funktion</text:p>
      <text:p text:style-name="P12">Link: <text:a xlink:type="simple" xlink:href="http://stackoverflow.com/a/16574312" text:style-name="Internet_20_link" text:visited-style-name="Visited_20_Internet_20_Link">http://stackoverflow.com/a/16574312</text:a></text:p>
      <text:p text:style-name="P12">Zuletzt abgerufen am: 20.11.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b8d5" officeooo:paragraph-rsid="001eb8d5"/>
    </style:style>
    <style:style style:name="MT1" style:family="text">
      <style:text-properties officeooo:rsid="00379010"/>
    </style:style>
    <style:style style:name="MT2" style:family="text">
      <style:text-properties officeooo:rsid="004933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W S04</text:span> – <text:span text:style-name="MT2">Chat für Schwerhörige<text:tab/><text:tab/><text:tab/><text:tab/> <text:s text:c="3"/></text:span>René Hollander, <text:span text:style-name="MT2">Rene Pöcher</text:span> 4AHIT</text:p>
      </style:header>
      <style:footer>
        <text:p text:style-name="Footer"><text:span text:style-name="MT2">20.11.2014<text:tab/><text:tab/><text:tab/><text:tab/><text:tab/><text:tab/><text:tab/><text:tab/><text:tab/><text:tab/><text:tab/> <text:s text:c="10"/></text:span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7:48:04.955039277</meta:creation-date>
    <dc:date>2014-11-20T17:44:57.820427703</dc:date>
    <meta:editing-duration>PT1H32M12S</meta:editing-duration>
    <meta:editing-cycles>54</meta:editing-cycles>
    <meta:generator>LibreOffice/4.3.3.2$Linux_X86_64 LibreOffice_project/430m0$Build-2</meta:generator>
    <dc:creator>Rene Hollander</dc:creator>
    <meta:document-statistic meta:table-count="1" meta:image-count="0" meta:object-count="0" meta:page-count="5" meta:paragraph-count="64" meta:word-count="224" meta:character-count="1703" meta:non-whitespace-character-count="1516"/>
  </office:meta>
</office:document-meta>
</file>